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bg" fo:country="BG" officeooo:rsid="0008da69" officeooo:paragraph-rsid="0008da69"/>
    </style:style>
    <style:style style:name="P2" style:family="paragraph" style:parent-style-name="Standard">
      <style:paragraph-properties fo:text-align="center" style:justify-single-word="false"/>
      <style:text-properties fo:language="bg" fo:country="BG" officeooo:rsid="0009b3da" officeooo:paragraph-rsid="0009b3da"/>
    </style:style>
    <style:style style:name="T1" style:family="text">
      <style:text-properties officeooo:rsid="0009b3da"/>
    </style:style>
    <style:style style:name="T2" style:family="text">
      <style:text-properties officeooo:rsid="0009cbf0"/>
    </style:style>
    <style:style style:name="T3" style:family="text">
      <style:text-properties officeooo:rsid="000a17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тоди и средства за изграждане на <text:span text:style-name="T1">операционна система </text:span><text:span text:style-name="T2">за вградени устройства в </text:span><text:span text:style-name="T3">реално време</text:span><text:span text:style-name="T1"> базирана на асемблер</text:span></text:p>
      <text:p text:style-name="P2">докторант инж. Веселин Станчев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1T11:26:55.096000000</meta:creation-date>
    <dc:date>2023-08-21T11:43:27.237000000</dc:date>
    <meta:editing-duration>PT9M24S</meta:editing-duration>
    <meta:editing-cycles>1</meta:editing-cycles>
    <meta:document-statistic meta:table-count="0" meta:image-count="0" meta:object-count="0" meta:page-count="1" meta:paragraph-count="2" meta:word-count="21" meta:character-count="143" meta:non-whitespace-character-count="124"/>
    <meta:generator>LibreOffice/7.5.3.2$Windows_X86_64 LibreOffice_project/9f56dff12ba03b9acd7730a5a481eea045e468f3</meta:generator>
  </office:meta>
</office:document-meta>
</file>